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text>
      <text:variable-decls/>
      <text:user-field-decls/>
      <text:h text:outline-level="1">Chapter 1</text:h>
      <text:p>This is a paragraph.</text:p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8-08T23:45:23.864004</meta:creation-date>
    <dc:date>2021-08-08T23:45:23.864795</dc:date>
    <meta:generator>http://pypi.python.org/pypi/ezodf/0.1.0$Python3.7.11 (default, Jul 22 2021, 15:50:09) 
[GCC 8.3.0]</meta:generator>
    <meta:document-statistic/>
    <meta:editing-cycles>1</meta:editing-cycles>
  </office:meta>
</office:document-meta>
</file>